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PI--&gt;BBB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58709" calcext:value-type="float">
            <text:p>58709</text:p>
          </table:table-cell>
          <table:table-cell office:value-type="float" office:value="59419" calcext:value-type="float">
            <text:p>59419</text:p>
          </table:table-cell>
          <table:table-cell office:value-type="float" office:value="60769" calcext:value-type="float">
            <text:p>60769</text:p>
          </table:table-cell>
          <table:table-cell office:value-type="float" office:value="28296" calcext:value-type="float">
            <text:p>28296</text:p>
          </table:table-cell>
          <table:table-cell office:value-type="string" calcext:value-type="string">
            <text:p><text:s/>bitsPassedTilMsg: 3636025416</text:p>
          </table:table-cell>
          <table:table-cell/>
          <table:table-cell table:formula="of:=[.A1]-[.B1]" office:value-type="float" office:value="-710" calcext:value-type="float">
            <text:p>-710</text:p>
          </table:table-cell>
          <table:table-cell table:formula="of:=[.A1]-[.C1]" office:value-type="float" office:value="-2060" calcext:value-type="float">
            <text:p>-2060</text:p>
          </table:table-cell>
          <table:table-cell table:formula="of:=[.A1]-[.D1]" office:value-type="float" office:value="30413" calcext:value-type="float">
            <text:p>30413</text:p>
          </table:table-cell>
        </table:table-row>
        <table:table-row table:style-name="ro1">
          <table:table-cell office:value-type="float" office:value="57567" calcext:value-type="float">
            <text:p>57567</text:p>
          </table:table-cell>
          <table:table-cell office:value-type="float" office:value="57919" calcext:value-type="float">
            <text:p>57919</text:p>
          </table:table-cell>
          <table:table-cell office:value-type="float" office:value="61439" calcext:value-type="float">
            <text:p>61439</text:p>
          </table:table-cell>
          <table:table-cell office:value-type="float" office:value="57919" calcext:value-type="float">
            <text:p>57919</text:p>
          </table:table-cell>
          <table:table-cell office:value-type="string" calcext:value-type="string">
            <text:p><text:s/>bitsPassedTilMsg: 4</text:p>
          </table:table-cell>
          <table:table-cell/>
          <table:table-cell table:formula="of:=[.A2]-[.B2]" office:value-type="float" office:value="-352" calcext:value-type="float">
            <text:p>-352</text:p>
          </table:table-cell>
          <table:table-cell table:formula="of:=[.A2]-[.C2]" office:value-type="float" office:value="-3872" calcext:value-type="float">
            <text:p>-3872</text:p>
          </table:table-cell>
          <table:table-cell table:formula="of:=[.A2]-[.D2]" office:value-type="float" office:value="-352" calcext:value-type="float">
            <text:p>-352</text:p>
          </table:table-cell>
        </table:table-row>
        <table:table-row table:style-name="ro1">
          <table:table-cell office:value-type="float" office:value="60584" calcext:value-type="float">
            <text:p>60584</text:p>
          </table:table-cell>
          <table:table-cell office:value-type="float" office:value="57440" calcext:value-type="float">
            <text:p>57440</text:p>
          </table:table-cell>
          <table:table-cell office:value-type="float" office:value="57896" calcext:value-type="float">
            <text:p>57896</text:p>
          </table:table-cell>
          <table:table-cell office:value-type="float" office:value="21932" calcext:value-type="float">
            <text:p>21932</text:p>
          </table:table-cell>
          <table:table-cell office:value-type="string" calcext:value-type="string">
            <text:p><text:s/>bitsPassedTilMsg: 3221637680</text:p>
          </table:table-cell>
          <table:table-cell/>
          <table:table-cell table:formula="of:=[.A3]-[.B3]" office:value-type="float" office:value="3144" calcext:value-type="float">
            <text:p>3144</text:p>
          </table:table-cell>
          <table:table-cell table:formula="of:=[.A3]-[.C3]" office:value-type="float" office:value="2688" calcext:value-type="float">
            <text:p>2688</text:p>
          </table:table-cell>
          <table:table-cell table:formula="of:=[.A3]-[.D3]" office:value-type="float" office:value="38652" calcext:value-type="float">
            <text:p>38652</text:p>
          </table:table-cell>
        </table:table-row>
        <table:table-row table:style-name="ro1">
          <table:table-cell table:number-columns-repeated="2" office:value-type="float" office:value="59089" calcext:value-type="float">
            <text:p>59089</text:p>
          </table:table-cell>
          <table:table-cell office:value-type="float" office:value="60415" calcext:value-type="float">
            <text:p>60415</text:p>
          </table:table-cell>
          <table:table-cell office:value-type="float" office:value="48906" calcext:value-type="float">
            <text:p>48906</text:p>
          </table:table-cell>
          <table:table-cell office:value-type="string" calcext:value-type="string">
            <text:p><text:s/>bitsPassedTilMsg: 3636025452</text:p>
          </table:table-cell>
          <table:table-cell/>
          <table:table-cell table:formula="of:=[.A4]-[.B4]" office:value-type="float" office:value="0" calcext:value-type="float">
            <text:p>0</text:p>
          </table:table-cell>
          <table:table-cell table:formula="of:=[.A4]-[.C4]" office:value-type="float" office:value="-1326" calcext:value-type="float">
            <text:p>-1326</text:p>
          </table:table-cell>
          <table:table-cell table:formula="of:=[.A4]-[.D4]"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60423" calcext:value-type="float">
            <text:p>60423</text:p>
          </table:table-cell>
          <table:table-cell office:value-type="float" office:value="59488" calcext:value-type="float">
            <text:p>59488</text:p>
          </table:table-cell>
          <table:table-cell office:value-type="float" office:value="60423" calcext:value-type="float">
            <text:p>60423</text:p>
          </table:table-cell>
          <table:table-cell office:value-type="float" office:value="59488" calcext:value-type="float">
            <text:p>59488</text:p>
          </table:table-cell>
          <table:table-cell office:value-type="string" calcext:value-type="string">
            <text:p><text:s/>bitsPassedTilMsg: 5</text:p>
          </table:table-cell>
          <table:table-cell/>
          <table:table-cell table:formula="of:=[.A5]-[.B5]" office:value-type="float" office:value="935" calcext:value-type="float">
            <text:p>935</text:p>
          </table:table-cell>
          <table:table-cell table:formula="of:=[.A5]-[.C5]" office:value-type="float" office:value="0" calcext:value-type="float">
            <text:p>0</text:p>
          </table:table-cell>
          <table:table-cell table:formula="of:=[.A5]-[.D5]"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60461" calcext:value-type="float">
            <text:p>60461</text:p>
          </table:table-cell>
          <table:table-cell office:value-type="float" office:value="57369" calcext:value-type="float">
            <text:p>57369</text:p>
          </table:table-cell>
          <table:table-cell office:value-type="float" office:value="58393" calcext:value-type="float">
            <text:p>58393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><text:s/>bitsPassedTilMsg: 3670175936</text:p>
          </table:table-cell>
          <table:table-cell/>
          <table:table-cell table:formula="of:=[.A6]-[.B6]" office:value-type="float" office:value="3092" calcext:value-type="float">
            <text:p>3092</text:p>
          </table:table-cell>
          <table:table-cell table:formula="of:=[.A6]-[.C6]" office:value-type="float" office:value="2068" calcext:value-type="float">
            <text:p>2068</text:p>
          </table:table-cell>
          <table:table-cell table:formula="of:=[.A6]-[.D6]"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59777" calcext:value-type="float">
            <text:p>59777</text:p>
          </table:table-cell>
          <table:table-cell office:value-type="float" office:value="58523" calcext:value-type="float">
            <text:p>58523</text:p>
          </table:table-cell>
          <table:table-cell office:value-type="float" office:value="59777" calcext:value-type="float">
            <text:p>59777</text:p>
          </table:table-cell>
          <table:table-cell office:value-type="float" office:value="31744" calcext:value-type="float">
            <text:p>31744</text:p>
          </table:table-cell>
          <table:table-cell office:value-type="string" calcext:value-type="string">
            <text:p><text:s/>bitsPassedTilMsg: 3221640460</text:p>
          </table:table-cell>
          <table:table-cell/>
          <table:table-cell table:formula="of:=[.A7]-[.B7]" office:value-type="float" office:value="1254" calcext:value-type="float">
            <text:p>1254</text:p>
          </table:table-cell>
          <table:table-cell table:formula="of:=[.A7]-[.C7]" office:value-type="float" office:value="0" calcext:value-type="float">
            <text:p>0</text:p>
          </table:table-cell>
          <table:table-cell table:formula="of:=[.A7]-[.D7]" office:value-type="float" office:value="28033" calcext:value-type="float">
            <text:p>28033</text:p>
          </table:table-cell>
        </table:table-row>
        <table:table-row table:style-name="ro1">
          <table:table-cell office:value-type="float" office:value="59792" calcext:value-type="float">
            <text:p>59792</text:p>
          </table:table-cell>
          <table:table-cell office:value-type="float" office:value="57697" calcext:value-type="float">
            <text:p>57697</text:p>
          </table:table-cell>
          <table:table-cell office:value-type="float" office:value="58689" calcext:value-type="float">
            <text:p>58689</text:p>
          </table:table-cell>
          <table:table-cell office:value-type="float" office:value="55885" calcext:value-type="float">
            <text:p>55885</text:p>
          </table:table-cell>
          <table:table-cell office:value-type="string" calcext:value-type="string">
            <text:p><text:s/>bitsPassedTilMsg: 3636025468</text:p>
          </table:table-cell>
          <table:table-cell/>
          <table:table-cell table:formula="of:=[.A8]-[.B8]" office:value-type="float" office:value="2095" calcext:value-type="float">
            <text:p>2095</text:p>
          </table:table-cell>
          <table:table-cell table:formula="of:=[.A8]-[.C8]" office:value-type="float" office:value="1103" calcext:value-type="float">
            <text:p>1103</text:p>
          </table:table-cell>
          <table:table-cell table:formula="of:=[.A8]-[.D8]"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57650" calcext:value-type="float">
            <text:p>57650</text:p>
          </table:table-cell>
          <table:table-cell office:value-type="float" office:value="57767" calcext:value-type="float">
            <text:p>57767</text:p>
          </table:table-cell>
          <table:table-cell office:value-type="float" office:value="60418" calcext:value-type="float">
            <text:p>60418</text:p>
          </table:table-cell>
          <table:table-cell office:value-type="float" office:value="57767" calcext:value-type="float">
            <text:p>57767</text:p>
          </table:table-cell>
          <table:table-cell office:value-type="string" calcext:value-type="string">
            <text:p><text:s/>bitsPassedTilMsg: 7</text:p>
          </table:table-cell>
          <table:table-cell/>
          <table:table-cell table:formula="of:=[.A9]-[.B9]" office:value-type="float" office:value="-117" calcext:value-type="float">
            <text:p>-117</text:p>
          </table:table-cell>
          <table:table-cell table:formula="of:=[.A9]-[.C9]" office:value-type="float" office:value="-2768" calcext:value-type="float">
            <text:p>-2768</text:p>
          </table:table-cell>
          <table:table-cell table:formula="of:=[.A9]-[.D9]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59560" calcext:value-type="float">
            <text:p>59560</text:p>
          </table:table-cell>
          <table:table-cell office:value-type="float" office:value="57355" calcext:value-type="float">
            <text:p>57355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21640460</text:p>
          </table:table-cell>
          <table:table-cell/>
          <table:table-cell table:formula="of:=[.A10]-[.B10]" office:value-type="float" office:value="2205" calcext:value-type="float">
            <text:p>2205</text:p>
          </table:table-cell>
          <table:table-cell table:formula="of:=[.A10]-[.C10]" office:value-type="float" office:value="-1879" calcext:value-type="float">
            <text:p>-1879</text:p>
          </table:table-cell>
          <table:table-cell table:formula="of:=[.A10]-[.D10]" office:value-type="float" office:value="59560" calcext:value-type="float">
            <text:p>59560</text:p>
          </table:table-cell>
        </table:table-row>
        <table:table-row table:style-name="ro1">
          <table:table-cell office:value-type="float" office:value="59551" calcext:value-type="float">
            <text:p>59551</text:p>
          </table:table-cell>
          <table:table-cell office:value-type="float" office:value="60863" calcext:value-type="float">
            <text:p>60863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24909532</text:p>
          </table:table-cell>
          <table:table-cell/>
          <table:table-cell table:formula="of:=[.A11]-[.B11]" office:value-type="float" office:value="-1312" calcext:value-type="float">
            <text:p>-1312</text:p>
          </table:table-cell>
          <table:table-cell table:formula="of:=[.A11]-[.C11]" office:value-type="float" office:value="-1888" calcext:value-type="float">
            <text:p>-1888</text:p>
          </table:table-cell>
          <table:table-cell table:formula="of:=[.A11]-[.D11]" office:value-type="float" office:value="59551" calcext:value-type="float">
            <text:p>59551</text:p>
          </table:table-cell>
        </table:table-row>
        <table:table-row table:style-name="ro1">
          <table:table-cell office:value-type="float" office:value="57561" calcext:value-type="float">
            <text:p>57561</text:p>
          </table:table-cell>
          <table:table-cell office:value-type="float" office:value="57442" calcext:value-type="float">
            <text:p>57442</text:p>
          </table:table-cell>
          <table:table-cell office:value-type="float" office:value="58003" calcext:value-type="float">
            <text:p>58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12]-[.B12]" office:value-type="float" office:value="119" calcext:value-type="float">
            <text:p>119</text:p>
          </table:table-cell>
          <table:table-cell table:formula="of:=[.A12]-[.C12]" office:value-type="float" office:value="-442" calcext:value-type="float">
            <text:p>-442</text:p>
          </table:table-cell>
          <table:table-cell table:formula="of:=[.A12]-[.D12]" office:value-type="float" office:value="57561" calcext:value-type="float">
            <text:p>57561</text:p>
          </table:table-cell>
        </table:table-row>
        <table:table-row table:style-name="ro1">
          <table:table-cell table:number-columns-repeated="2" office:value-type="float" office:value="58563" calcext:value-type="float">
            <text:p>58563</text:p>
          </table:table-cell>
          <table:table-cell office:value-type="float" office:value="60548" calcext:value-type="float">
            <text:p>6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70175936</text:p>
          </table:table-cell>
          <table:table-cell/>
          <table:table-cell table:formula="of:=[.A13]-[.B13]" office:value-type="float" office:value="0" calcext:value-type="float">
            <text:p>0</text:p>
          </table:table-cell>
          <table:table-cell table:formula="of:=[.A13]-[.C13]" office:value-type="float" office:value="-1985" calcext:value-type="float">
            <text:p>-1985</text:p>
          </table:table-cell>
          <table:table-cell table:formula="of:=[.A13]-[.D13]" office:value-type="float" office:value="58563" calcext:value-type="float">
            <text:p>58563</text:p>
          </table:table-cell>
        </table:table-row>
        <table:table-row table:style-name="ro1">
          <table:table-cell office:value-type="float" office:value="57696" calcext:value-type="float">
            <text:p>57696</text:p>
          </table:table-cell>
          <table:table-cell office:value-type="float" office:value="58881" calcext:value-type="float">
            <text:p>58881</text:p>
          </table:table-cell>
          <table:table-cell office:value-type="float" office:value="60424" calcext:value-type="float">
            <text:p>6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36025492</text:p>
          </table:table-cell>
          <table:table-cell/>
          <table:table-cell table:formula="of:=[.A14]-[.B14]" office:value-type="float" office:value="-1185" calcext:value-type="float">
            <text:p>-1185</text:p>
          </table:table-cell>
          <table:table-cell table:formula="of:=[.A14]-[.C14]" office:value-type="float" office:value="-2728" calcext:value-type="float">
            <text:p>-2728</text:p>
          </table:table-cell>
          <table:table-cell table:formula="of:=[.A14]-[.D14]" office:value-type="float" office:value="57696" calcext:value-type="float">
            <text:p>57696</text:p>
          </table:table-cell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float" office:value="58879" calcext:value-type="float">
            <text:p>58879</text:p>
          </table:table-cell>
          <table:table-cell office:value-type="float" office:value="61439" calcext:value-type="float">
            <text:p>61439</text:p>
          </table:table-cell>
          <table:table-cell office:value-type="float" office:value="22604" calcext:value-type="float">
            <text:p>22604</text:p>
          </table:table-cell>
          <table:table-cell office:value-type="string" calcext:value-type="string">
            <text:p><text:s/>bitsPassedTilMsg: 3636025472</text:p>
          </table:table-cell>
          <table:table-cell/>
          <table:table-cell table:formula="of:=[.A15]-[.B15]" office:value-type="float" office:value="1325" calcext:value-type="float">
            <text:p>1325</text:p>
          </table:table-cell>
          <table:table-cell table:formula="of:=[.A15]-[.C15]" office:value-type="float" office:value="-1235" calcext:value-type="float">
            <text:p>-1235</text:p>
          </table:table-cell>
          <table:table-cell table:formula="of:=[.A15]-[.D15]"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60469" calcext:value-type="float">
            <text:p>60469</text:p>
          </table:table-cell>
          <table:table-cell office:value-type="float" office:value="60457" calcext:value-type="float">
            <text:p>60457</text:p>
          </table:table-cell>
          <table:table-cell office:value-type="float" office:value="58700" calcext:value-type="float">
            <text:p>58700</text:p>
          </table:table-cell>
          <table:table-cell office:value-type="float" office:value="55481" calcext:value-type="float">
            <text:p>55481</text:p>
          </table:table-cell>
          <table:table-cell office:value-type="string" calcext:value-type="string">
            <text:p><text:s/>bitsPassedTilMsg: 3221642480</text:p>
          </table:table-cell>
          <table:table-cell/>
          <table:table-cell table:formula="of:=[.A16]-[.B16]" office:value-type="float" office:value="12" calcext:value-type="float">
            <text:p>12</text:p>
          </table:table-cell>
          <table:table-cell table:formula="of:=[.A16]-[.C16]" office:value-type="float" office:value="1769" calcext:value-type="float">
            <text:p>1769</text:p>
          </table:table-cell>
          <table:table-cell table:formula="of:=[.A16]-[.D16]"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57556" calcext:value-type="float">
            <text:p>57556</text:p>
          </table:table-cell>
          <table:table-cell office:value-type="float" office:value="59703" calcext:value-type="float">
            <text:p>59703</text:p>
          </table:table-cell>
          <table:table-cell office:value-type="float" office:value="58726" calcext:value-type="float">
            <text:p>58726</text:p>
          </table:table-cell>
          <table:table-cell office:value-type="float" office:value="28864" calcext:value-type="float">
            <text:p>28864</text:p>
          </table:table-cell>
          <table:table-cell office:value-type="string" calcext:value-type="string">
            <text:p><text:s/>bitsPassedTilMsg: 3221640424</text:p>
          </table:table-cell>
          <table:table-cell/>
          <table:table-cell table:formula="of:=[.A17]-[.B17]" office:value-type="float" office:value="-2147" calcext:value-type="float">
            <text:p>-2147</text:p>
          </table:table-cell>
          <table:table-cell table:formula="of:=[.A17]-[.C17]" office:value-type="float" office:value="-1170" calcext:value-type="float">
            <text:p>-1170</text:p>
          </table:table-cell>
          <table:table-cell table:formula="of:=[.A17]-[.D17]" office:value-type="float" office:value="28692" calcext:value-type="float">
            <text:p>28692</text:p>
          </table:table-cell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float" office:value="58757" calcext:value-type="float">
            <text:p>58757</text:p>
          </table:table-cell>
          <table:table-cell office:value-type="float" office:value="59801" calcext:value-type="float">
            <text:p>59801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><text:s/>bitsPassedTilMsg: 3221642276</text:p>
          </table:table-cell>
          <table:table-cell/>
          <table:table-cell table:formula="of:=[.A18]-[.B18]" office:value-type="float" office:value="1951" calcext:value-type="float">
            <text:p>1951</text:p>
          </table:table-cell>
          <table:table-cell table:formula="of:=[.A18]-[.C18]" office:value-type="float" office:value="907" calcext:value-type="float">
            <text:p>907</text:p>
          </table:table-cell>
          <table:table-cell table:formula="of:=[.A18]-[.D18]" office:value-type="float" office:value="4706" calcext:value-type="float">
            <text:p>4706</text:p>
          </table:table-cell>
        </table:table-row>
      </table:table>
      <table:table table:name="BBB--&gt;RPi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60439" calcext:value-type="float">
            <text:p>60439</text:p>
          </table:table-cell>
          <table:table-cell office:value-type="float" office:value="59397" calcext:value-type="float">
            <text:p>59397</text:p>
          </table:table-cell>
          <table:table-cell office:value-type="float" office:value="59492" calcext:value-type="float">
            <text:p>59492</text:p>
          </table:table-cell>
          <table:table-cell office:value-type="float" office:value="59397" calcext:value-type="float">
            <text:p>59397</text:p>
          </table:table-cell>
          <table:table-cell office:value-type="string" calcext:value-type="string">
            <text:p><text:s/>bitsPassedTilMsg: 5</text:p>
          </table:table-cell>
          <table:table-cell/>
          <table:table-cell table:formula="of:=[.A1]-[.B1]" office:value-type="float" office:value="1042" calcext:value-type="float">
            <text:p>1042</text:p>
          </table:table-cell>
          <table:table-cell table:formula="of:=[.A1]-[.C1]" office:value-type="float" office:value="947" calcext:value-type="float">
            <text:p>947</text:p>
          </table:table-cell>
          <table:table-cell table:formula="of:=[.A1]-[.D1]"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57499" calcext:value-type="float">
            <text:p>57499</text:p>
          </table:table-cell>
          <table:table-cell office:value-type="float" office:value="57865" calcext:value-type="float">
            <text:p>57865</text:p>
          </table:table-cell>
          <table:table-cell office:value-type="float" office:value="60505" calcext:value-type="float">
            <text:p>60505</text:p>
          </table:table-cell>
          <table:table-cell office:value-type="float" office:value="57865" calcext:value-type="float">
            <text:p>57865</text:p>
          </table:table-cell>
          <table:table-cell office:value-type="string" calcext:value-type="string">
            <text:p><text:s/>bitsPassedTilMsg: 8</text:p>
          </table:table-cell>
          <table:table-cell/>
          <table:table-cell table:formula="of:=[.A2]-[.B2]" office:value-type="float" office:value="-366" calcext:value-type="float">
            <text:p>-366</text:p>
          </table:table-cell>
          <table:table-cell table:formula="of:=[.A2]-[.C2]" office:value-type="float" office:value="-3006" calcext:value-type="float">
            <text:p>-3006</text:p>
          </table:table-cell>
          <table:table-cell table:formula="of:=[.A2]-[.D2]" office:value-type="float" office:value="-366" calcext:value-type="float">
            <text:p>-366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83" calcext:value-type="float">
            <text:p>58783</text:p>
          </table:table-cell>
          <table:table-cell office:value-type="float" office:value="60633" calcext:value-type="float">
            <text:p>60633</text:p>
          </table:table-cell>
          <table:table-cell office:value-type="float" office:value="58783" calcext:value-type="float">
            <text:p>58783</text:p>
          </table:table-cell>
          <table:table-cell office:value-type="string" calcext:value-type="string">
            <text:p><text:s/>bitsPassedTilMsg: 1</text:p>
          </table:table-cell>
          <table:table-cell/>
          <table:table-cell table:formula="of:=[.A3]-[.B3]" office:value-type="float" office:value="-1085" calcext:value-type="float">
            <text:p>-1085</text:p>
          </table:table-cell>
          <table:table-cell table:formula="of:=[.A3]-[.C3]" office:value-type="float" office:value="-2935" calcext:value-type="float">
            <text:p>-2935</text:p>
          </table:table-cell>
          <table:table-cell table:formula="of:=[.A3]-[.D3]" office:value-type="float" office:value="-1085" calcext:value-type="float">
            <text:p>-1085</text:p>
          </table:table-cell>
        </table:table-row>
        <table:table-row table:style-name="ro1">
          <table:table-cell office:value-type="float" office:value="59615" calcext:value-type="float">
            <text:p>59615</text:p>
          </table:table-cell>
          <table:table-cell office:value-type="float" office:value="60036" calcext:value-type="float">
            <text:p>60036</text:p>
          </table:table-cell>
          <table:table-cell office:value-type="float" office:value="58026" calcext:value-type="float">
            <text:p>58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4]-[.B4]" office:value-type="float" office:value="-421" calcext:value-type="float">
            <text:p>-421</text:p>
          </table:table-cell>
          <table:table-cell table:formula="of:=[.A4]-[.C4]" office:value-type="float" office:value="1589" calcext:value-type="float">
            <text:p>1589</text:p>
          </table:table-cell>
          <table:table-cell table:formula="of:=[.A4]-[.D4]" office:value-type="float" office:value="59615" calcext:value-type="float">
            <text:p>59615</text:p>
          </table:table-cell>
        </table:table-row>
        <table:table-row table:style-name="ro1">
          <table:table-cell table:number-columns-repeated="2" office:value-type="float" office:value="57411" calcext:value-type="float">
            <text:p>57411</text:p>
          </table:table-cell>
          <table:table-cell office:value-type="float" office:value="57387" calcext:value-type="float">
            <text:p>57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5]-[.B5]" office:value-type="float" office:value="0" calcext:value-type="float">
            <text:p>0</text:p>
          </table:table-cell>
          <table:table-cell table:formula="of:=[.A5]-[.C5]" office:value-type="float" office:value="24" calcext:value-type="float">
            <text:p>24</text:p>
          </table:table-cell>
          <table:table-cell table:formula="of:=[.A5]-[.D5]" office:value-type="float" office:value="57411" calcext:value-type="float">
            <text:p>57411</text:p>
          </table:table-cell>
        </table:table-row>
        <table:table-row table:style-name="ro1">
          <table:table-cell office:value-type="float" office:value="58951" calcext:value-type="float">
            <text:p>58951</text:p>
          </table:table-cell>
          <table:table-cell office:value-type="float" office:value="58890" calcext:value-type="float">
            <text:p>58890</text:p>
          </table:table-cell>
          <table:table-cell office:value-type="float" office:value="60488" calcext:value-type="float">
            <text:p>60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6]-[.B6]" office:value-type="float" office:value="61" calcext:value-type="float">
            <text:p>61</text:p>
          </table:table-cell>
          <table:table-cell table:formula="of:=[.A6]-[.C6]" office:value-type="float" office:value="-1537" calcext:value-type="float">
            <text:p>-1537</text:p>
          </table:table-cell>
          <table:table-cell table:formula="of:=[.A6]-[.D6]" office:value-type="float" office:value="58951" calcext:value-type="float">
            <text:p>58951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628" calcext:value-type="float">
            <text:p>60628</text:p>
          </table:table-cell>
          <table:table-cell office:value-type="float" office:value="59445" calcext:value-type="float">
            <text:p>59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7]-[.B7]" office:value-type="float" office:value="-2868" calcext:value-type="float">
            <text:p>-2868</text:p>
          </table:table-cell>
          <table:table-cell table:formula="of:=[.A7]-[.C7]" office:value-type="float" office:value="-1685" calcext:value-type="float">
            <text:p>-1685</text:p>
          </table:table-cell>
          <table:table-cell table:formula="of:=[.A7]-[.D7]" office:value-type="float" office:value="57760" calcext:value-type="float">
            <text:p>57760</text:p>
          </table:table-cell>
        </table:table-row>
        <table:table-row table:style-name="ro1">
          <table:table-cell office:value-type="float" office:value="60287" calcext:value-type="float">
            <text:p>60287</text:p>
          </table:table-cell>
          <table:table-cell office:value-type="float" office:value="57956" calcext:value-type="float">
            <text:p>57956</text:p>
          </table:table-cell>
          <table:table-cell office:value-type="float" office:value="60423" calcext:value-type="float">
            <text:p>60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8]-[.B8]" office:value-type="float" office:value="2331" calcext:value-type="float">
            <text:p>2331</text:p>
          </table:table-cell>
          <table:table-cell table:formula="of:=[.A8]-[.C8]" office:value-type="float" office:value="-136" calcext:value-type="float">
            <text:p>-136</text:p>
          </table:table-cell>
          <table:table-cell table:formula="of:=[.A8]-[.D8]" office:value-type="float" office:value="60287" calcext:value-type="float">
            <text:p>60287</text:p>
          </table:table-cell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float" office:value="60121" calcext:value-type="float">
            <text:p>60121</text:p>
          </table:table-cell>
          <table:table-cell office:value-type="float" office:value="61439" calcext:value-type="float">
            <text:p>61439</text:p>
          </table:table-cell>
          <table:table-cell office:value-type="float" office:value="60121" calcext:value-type="float">
            <text:p>60121</text:p>
          </table:table-cell>
          <table:table-cell office:value-type="string" calcext:value-type="string">
            <text:p><text:s/>bitsPassedTilMsg: 8</text:p>
          </table:table-cell>
          <table:table-cell/>
          <table:table-cell table:formula="of:=[.A9]-[.B9]" office:value-type="float" office:value="-1044" calcext:value-type="float">
            <text:p>-1044</text:p>
          </table:table-cell>
          <table:table-cell table:formula="of:=[.A9]-[.C9]" office:value-type="float" office:value="-2362" calcext:value-type="float">
            <text:p>-2362</text:p>
          </table:table-cell>
          <table:table-cell table:formula="of:=[.A9]-[.D9]" office:value-type="float" office:value="-1044" calcext:value-type="float">
            <text:p>-1044</text:p>
          </table:table-cell>
        </table:table-row>
        <table:table-row table:style-name="ro1">
          <table:table-cell office:value-type="float" office:value="57527" calcext:value-type="float">
            <text:p>57527</text:p>
          </table:table-cell>
          <table:table-cell office:value-type="float" office:value="57933" calcext:value-type="float">
            <text:p>57933</text:p>
          </table:table-cell>
          <table:table-cell office:value-type="float" office:value="60496" calcext:value-type="float">
            <text:p>6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48112824</text:p>
          </table:table-cell>
          <table:table-cell/>
          <table:table-cell table:formula="of:=[.A10]-[.B10]" office:value-type="float" office:value="-406" calcext:value-type="float">
            <text:p>-406</text:p>
          </table:table-cell>
          <table:table-cell table:formula="of:=[.A10]-[.C10]" office:value-type="float" office:value="-2969" calcext:value-type="float">
            <text:p>-2969</text:p>
          </table:table-cell>
          <table:table-cell table:formula="of:=[.A10]-[.D10]" office:value-type="float" office:value="57527" calcext:value-type="float">
            <text:p>57527</text:p>
          </table:table-cell>
        </table:table-row>
        <table:table-row table:style-name="ro1">
          <table:table-cell office:value-type="float" office:value="58984" calcext:value-type="float">
            <text:p>58984</text:p>
          </table:table-cell>
          <table:table-cell office:value-type="float" office:value="57648" calcext:value-type="float">
            <text:p>57648</text:p>
          </table:table-cell>
          <table:table-cell office:value-type="float" office:value="60443" calcext:value-type="float">
            <text:p>60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30976544</text:p>
          </table:table-cell>
          <table:table-cell/>
          <table:table-cell table:formula="of:=[.A11]-[.B11]" office:value-type="float" office:value="1336" calcext:value-type="float">
            <text:p>1336</text:p>
          </table:table-cell>
          <table:table-cell table:formula="of:=[.A11]-[.C11]" office:value-type="float" office:value="-1459" calcext:value-type="float">
            <text:p>-1459</text:p>
          </table:table-cell>
          <table:table-cell table:formula="of:=[.A11]-[.D11]" office:value-type="float" office:value="58984" calcext:value-type="float">
            <text:p>58984</text:p>
          </table:table-cell>
        </table:table-row>
        <table:table-row table:style-name="ro1">
          <table:table-cell office:value-type="float" office:value="59815" calcext:value-type="float">
            <text:p>59815</text:p>
          </table:table-cell>
          <table:table-cell office:value-type="float" office:value="58550" calcext:value-type="float">
            <text:p>58550</text:p>
          </table:table-cell>
          <table:table-cell office:value-type="float" office:value="59815" calcext:value-type="float">
            <text:p>59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30978688</text:p>
          </table:table-cell>
          <table:table-cell/>
          <table:table-cell table:formula="of:=[.A12]-[.B12]" office:value-type="float" office:value="1265" calcext:value-type="float">
            <text:p>1265</text:p>
          </table:table-cell>
          <table:table-cell table:formula="of:=[.A12]-[.C12]" office:value-type="float" office:value="0" calcext:value-type="float">
            <text:p>0</text:p>
          </table:table-cell>
          <table:table-cell table:formula="of:=[.A12]-[.D12]" office:value-type="float" office:value="59815" calcext:value-type="float">
            <text:p>59815</text:p>
          </table:table-cell>
        </table:table-row>
        <table:table-row table:style-name="ro1">
          <table:table-cell office:value-type="float" office:value="59951" calcext:value-type="float">
            <text:p>59951</text:p>
          </table:table-cell>
          <table:table-cell office:value-type="float" office:value="57471" calcext:value-type="float">
            <text:p>57471</text:p>
          </table:table-cell>
          <table:table-cell office:value-type="float" office:value="60241" calcext:value-type="float">
            <text:p>60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48321716</text:p>
          </table:table-cell>
          <table:table-cell/>
          <table:table-cell table:formula="of:=[.A13]-[.B13]" office:value-type="float" office:value="2480" calcext:value-type="float">
            <text:p>2480</text:p>
          </table:table-cell>
          <table:table-cell table:formula="of:=[.A13]-[.C13]" office:value-type="float" office:value="-290" calcext:value-type="float">
            <text:p>-290</text:p>
          </table:table-cell>
          <table:table-cell table:formula="of:=[.A13]-[.D13]" office:value-type="float" office:value="59951" calcext:value-type="float">
            <text:p>59951</text:p>
          </table:table-cell>
        </table:table-row>
        <table:table-row table:style-name="ro1">
          <table:table-cell office:value-type="float" office:value="57420" calcext:value-type="float">
            <text:p>57420</text:p>
          </table:table-cell>
          <table:table-cell office:value-type="float" office:value="57735" calcext:value-type="float">
            <text:p>57735</text:p>
          </table:table-cell>
          <table:table-cell office:value-type="float" office:value="57353" calcext:value-type="float">
            <text:p>57353</text:p>
          </table:table-cell>
          <table:table-cell office:value-type="float" office:value="57735" calcext:value-type="float">
            <text:p>57735</text:p>
          </table:table-cell>
          <table:table-cell office:value-type="string" calcext:value-type="string">
            <text:p><text:s/>bitsPassedTilMsg: 4</text:p>
          </table:table-cell>
          <table:table-cell/>
          <table:table-cell table:formula="of:=[.A14]-[.B14]" office:value-type="float" office:value="-315" calcext:value-type="float">
            <text:p>-315</text:p>
          </table:table-cell>
          <table:table-cell table:formula="of:=[.A14]-[.C14]" office:value-type="float" office:value="67" calcext:value-type="float">
            <text:p>67</text:p>
          </table:table-cell>
          <table:table-cell table:formula="of:=[.A14]-[.D14]"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57634" calcext:value-type="float">
            <text:p>57634</text:p>
          </table:table-cell>
          <table:table-cell office:value-type="float" office:value="60847" calcext:value-type="float">
            <text:p>60847</text:p>
          </table:table-cell>
          <table:table-cell office:value-type="float" office:value="60845" calcext:value-type="float">
            <text:p>60845</text:p>
          </table:table-cell>
          <table:table-cell office:value-type="float" office:value="60847" calcext:value-type="float">
            <text:p>60847</text:p>
          </table:table-cell>
          <table:table-cell office:value-type="string" calcext:value-type="string">
            <text:p><text:s/>bitsPassedTilMsg: 1</text:p>
          </table:table-cell>
          <table:table-cell/>
          <table:table-cell table:formula="of:=[.A15]-[.B15]" office:value-type="float" office:value="-3213" calcext:value-type="float">
            <text:p>-3213</text:p>
          </table:table-cell>
          <table:table-cell table:formula="of:=[.A15]-[.C15]" office:value-type="float" office:value="-3211" calcext:value-type="float">
            <text:p>-3211</text:p>
          </table:table-cell>
          <table:table-cell table:formula="of:=[.A15]-[.D15]" office:value-type="float" office:value="-3213" calcext:value-type="float">
            <text:p>-3213</text:p>
          </table:table-cell>
        </table:table-row>
        <table:table-row table:style-name="ro1">
          <table:table-cell office:value-type="float" office:value="59703" calcext:value-type="float">
            <text:p>59703</text:p>
          </table:table-cell>
          <table:table-cell office:value-type="float" office:value="60501" calcext:value-type="float">
            <text:p>60501</text:p>
          </table:table-cell>
          <table:table-cell office:value-type="float" office:value="58200" calcext:value-type="float">
            <text:p>58200</text:p>
          </table:table-cell>
          <table:table-cell office:value-type="float" office:value="60501" calcext:value-type="float">
            <text:p>60501</text:p>
          </table:table-cell>
          <table:table-cell office:value-type="string" calcext:value-type="string">
            <text:p><text:s/>bitsPassedTilMsg: 4</text:p>
          </table:table-cell>
          <table:table-cell/>
          <table:table-cell table:formula="of:=[.A16]-[.B16]" office:value-type="float" office:value="-798" calcext:value-type="float">
            <text:p>-798</text:p>
          </table:table-cell>
          <table:table-cell table:formula="of:=[.A16]-[.C16]" office:value-type="float" office:value="1503" calcext:value-type="float">
            <text:p>1503</text:p>
          </table:table-cell>
          <table:table-cell table:formula="of:=[.A16]-[.D16]" office:value-type="float" office:value="-798" calcext:value-type="float">
            <text:p>-798</text:p>
          </table:table-cell>
        </table:table-row>
        <table:table-row table:style-name="ro1">
          <table:table-cell table:number-columns-repeated="2" office:value-type="float" office:value="60855" calcext:value-type="float">
            <text:p>60855</text:p>
          </table:table-cell>
          <table:table-cell office:value-type="float" office:value="60849" calcext:value-type="float">
            <text:p>60849</text:p>
          </table:table-cell>
          <table:table-cell office:value-type="float" office:value="60855" calcext:value-type="float">
            <text:p>60855</text:p>
          </table:table-cell>
          <table:table-cell office:value-type="string" calcext:value-type="string">
            <text:p><text:s/>bitsPassedTilMsg: 5</text:p>
          </table:table-cell>
          <table:table-cell/>
          <table:table-cell table:formula="of:=[.A17]-[.B17]" office:value-type="float" office:value="0" calcext:value-type="float">
            <text:p>0</text:p>
          </table:table-cell>
          <table:table-cell table:formula="of:=[.A17]-[.C17]" office:value-type="float" office:value="6" calcext:value-type="float">
            <text:p>6</text:p>
          </table:table-cell>
          <table:table-cell table:formula="of:=[.A17]-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19" calcext:value-type="float">
            <text:p>57519</text:p>
          </table:table-cell>
          <table:table-cell office:value-type="float" office:value="60802" calcext:value-type="float">
            <text:p>60802</text:p>
          </table:table-cell>
          <table:table-cell office:value-type="float" office:value="59819" calcext:value-type="float">
            <text:p>59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48112824</text:p>
          </table:table-cell>
          <table:table-cell/>
          <table:table-cell table:formula="of:=[.A18]-[.B18]" office:value-type="float" office:value="-3283" calcext:value-type="float">
            <text:p>-3283</text:p>
          </table:table-cell>
          <table:table-cell table:formula="of:=[.A18]-[.C18]" office:value-type="float" office:value="-2300" calcext:value-type="float">
            <text:p>-2300</text:p>
          </table:table-cell>
          <table:table-cell table:formula="of:=[.A18]-[.D18]" office:value-type="float" office:value="57519" calcext:value-type="float">
            <text:p>57519</text:p>
          </table:table-cell>
        </table:table-row>
        <table:table-row table:style-name="ro1">
          <table:table-cell office:value-type="float" office:value="60105" calcext:value-type="float">
            <text:p>60105</text:p>
          </table:table-cell>
          <table:table-cell office:value-type="float" office:value="60688" calcext:value-type="float">
            <text:p>60688</text:p>
          </table:table-cell>
          <table:table-cell office:value-type="float" office:value="58507" calcext:value-type="float">
            <text:p>58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21676252</text:p>
          </table:table-cell>
          <table:table-cell/>
          <table:table-cell table:formula="of:=[.A19]-[.B19]" office:value-type="float" office:value="-583" calcext:value-type="float">
            <text:p>-583</text:p>
          </table:table-cell>
          <table:table-cell table:formula="of:=[.A19]-[.C19]" office:value-type="float" office:value="1598" calcext:value-type="float">
            <text:p>1598</text:p>
          </table:table-cell>
          <table:table-cell table:formula="of:=[.A19]-[.D19]" office:value-type="float" office:value="60105" calcext:value-type="float">
            <text:p>60105</text:p>
          </table:table-cell>
        </table:table-row>
        <table:table-row table:style-name="ro1">
          <table:table-cell office:value-type="float" office:value="57427" calcext:value-type="float">
            <text:p>57427</text:p>
          </table:table-cell>
          <table:table-cell office:value-type="float" office:value="57382" calcext:value-type="float">
            <text:p>57382</text:p>
          </table:table-cell>
          <table:table-cell office:value-type="float" office:value="59669" calcext:value-type="float">
            <text:p>59669</text:p>
          </table:table-cell>
          <table:table-cell office:value-type="float" office:value="57382" calcext:value-type="float">
            <text:p>57382</text:p>
          </table:table-cell>
          <table:table-cell office:value-type="string" calcext:value-type="string">
            <text:p><text:s/>bitsPassedTilMsg: 7</text:p>
          </table:table-cell>
          <table:table-cell/>
          <table:table-cell table:formula="of:=[.A20]-[.B20]" office:value-type="float" office:value="45" calcext:value-type="float">
            <text:p>45</text:p>
          </table:table-cell>
          <table:table-cell table:formula="of:=[.A20]-[.C20]" office:value-type="float" office:value="-2242" calcext:value-type="float">
            <text:p>-2242</text:p>
          </table:table-cell>
          <table:table-cell table:formula="of:=[.A20]-[.D20]"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4:48:39.537297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40:06.223982821</meta:creation-date>
    <dc:date>2018-11-09T14:49:21.214872375</dc:date>
    <meta:editing-duration>PT8M49S</meta:editing-duration>
    <meta:editing-cycles>4</meta:editing-cycles>
    <meta:generator>LibreOffice/5.1.6.2$Linux_X86_64 LibreOffice_project/10m0$Build-2</meta:generator>
    <meta:document-statistic meta:table-count="2" meta:cell-count="306" meta:object-count="0"/>
  </office:meta>
</office:document-meta>
</file>